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F0000001680DFDFD57C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ffffff"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color="#ffffff" fo:font-size="18pt" style:font-size-asian="18pt" style:font-size-complex="18pt"/>
    </style:style>
    <style:style style:name="P3" style:family="paragraph" style:parent-style-name="Standard">
      <style:paragraph-properties fo:text-align="end" style:justify-single-word="false"/>
      <style:text-properties fo:color="#ffffff" fo:font-size="18pt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fo:color="#ffffff" fo:font-size="18pt" style:text-underline-style="solid" style:text-underline-width="auto" style:text-underline-color="font-color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color="#ffffff" fo:font-size="24pt" style:font-size-asian="24pt" style:font-size-complex="24pt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Προστασία και Ασφάλεια Υπολογιστικών Συστημάτων</text:p>
      <text:p text:style-name="P5"/>
      <text:p text:style-name="P5"/>
      <text:p text:style-name="P2"><text:s text:c="8"/>ΕΑΡΙΝΟ 2018-2019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Project #1<text:span text:style-name="T1"> <text:s text:c="15"/></text:span></text:p>
      <text:p text:style-name="P3"/>
      <text:p text:style-name="P1">Καλογερόπουλος Ιωάννης:1115201500057 <text:s/></text:p>
      <text:p text:style-name="P1">Παπασωτηρίου Ηλίας: 1115201500123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 Mono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Mono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Pictures/1000000000000F0000001680DFDFD57C.jpg" xlink:type="simple" xlink:actuate="onLoad" style:repeat="stretch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24T20:56:17</meta:creation-date>
    <dc:date>2019-04-25T13:20:15</dc:date>
    <meta:editing-duration>PT14M56S</meta:editing-duration>
    <meta:editing-cycles>6</meta:editing-cycles>
    <meta:generator>OpenOffice/4.1.4$Unix OpenOffice.org_project/414m5$Build-9788</meta:generator>
    <meta:document-statistic meta:table-count="0" meta:image-count="0" meta:object-count="0" meta:page-count="1" meta:paragraph-count="5" meta:word-count="14" meta:character-count="170"/>
  </office:meta>
</office:document-meta>
</file>